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HelveticaNeueLTPro-Bd" svg:font-family="HelveticaNeueLTPro-Bd" style:font-family-generic="roman" style:font-pitch="variable"/>
    <style:font-face style:name="Liberation Serif" svg:font-family="'Liberation Serif'" style:font-family-generic="roman" style:font-pitch="variable"/>
    <style:font-face style:name="MinionPro-Bold" svg:font-family="MinionPro-Bold" style:font-family-generic="roman" style:font-pitch="variable"/>
    <style:font-face style:name="MinionPro-BoldIt" svg:font-family="MinionPro-BoldIt" style:font-family-generic="roman" style:font-pitch="variable"/>
    <style:font-face style:name="MinionPro-It" svg:font-family="MinionPro-It" style:font-family-generic="roman" style:font-pitch="variable"/>
    <style:font-face style:name="MinionPro-Regular" svg:font-family="MinionPro-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175eeb"/>
    </style:style>
    <style:style style:name="P3" style:family="paragraph" style:parent-style-name="Standard">
      <style:paragraph-properties fo:line-height="150%" fo:text-align="justify" style:justify-single-word="false"/>
      <style:text-properties fo:font-size="10pt" style:font-size-asian="10pt" style:font-size-complex="10pt"/>
    </style:style>
    <style:style style:name="P4" style:family="paragraph" style:parent-style-name="Standard">
      <style:paragraph-properties fo:line-height="100%"/>
      <style:text-properties fo:font-size="10pt" style:font-size-asian="10pt" style:font-size-complex="10pt"/>
    </style:style>
    <style:style style:name="P5" style:family="paragraph" style:parent-style-name="Standard">
      <style:paragraph-properties fo:line-height="100%" fo:text-align="justify" style:justify-single-word="false"/>
      <style:text-properties fo:font-size="10pt" style:font-size-asian="10pt" style:font-size-complex="10pt"/>
    </style:style>
    <style:style style:name="P6" style:family="paragraph" style:parent-style-name="Standard">
      <style:paragraph-properties fo:line-height="100%" fo:text-align="justify" style:justify-single-word="false"/>
      <style:text-properties fo:font-size="10pt" officeooo:paragraph-rsid="00193e1f" style:font-size-asian="10pt" style:font-size-complex="10pt"/>
    </style:style>
    <style:style style:name="P7" style:family="paragraph" style:parent-style-name="Standard">
      <style:paragraph-properties fo:line-height="100%" fo:text-align="justify" style:justify-single-word="false"/>
      <style:text-properties fo:font-size="10pt" officeooo:paragraph-rsid="0021d781" style:font-size-asian="10pt" style:font-size-complex="10pt"/>
    </style:style>
    <style:style style:name="P8" style:family="paragraph" style:parent-style-name="Standard">
      <style:paragraph-properties fo:line-height="100%" fo:text-align="justify" style:justify-single-word="false"/>
      <style:text-properties fo:font-size="10pt" officeooo:paragraph-rsid="0023cb13" style:font-size-asian="10pt" style:font-size-complex="10pt"/>
    </style:style>
    <style:style style:name="P9" style:family="paragraph" style:parent-style-name="Standard">
      <style:paragraph-properties fo:line-height="100%" fo:text-align="justify" style:justify-single-word="false"/>
      <style:text-properties fo:font-size="10pt" fo:font-weight="bold" officeooo:paragraph-rsid="0021d781" style:font-size-asian="10pt" style:font-weight-asian="bold" style:font-size-complex="10pt" style:font-weight-complex="bold"/>
    </style:style>
    <style:style style:name="P10" style:family="paragraph" style:parent-style-name="Standard">
      <style:paragraph-properties fo:line-height="150%" fo:text-align="justify" style:justify-single-word="false"/>
      <style:text-properties fo:font-size="10pt" fo:font-weight="bold" officeooo:rsid="0024772b" officeooo:paragraph-rsid="0024772b" style:font-size-asian="10pt" style:font-weight-asian="bold" style:font-size-complex="10pt" style:font-weight-complex="bold"/>
    </style:style>
    <style:style style:name="P11" style:family="paragraph" style:parent-style-name="Standard">
      <style:paragraph-properties fo:line-height="150%" fo:text-align="justify" style:justify-single-word="false"/>
      <style:text-properties fo:font-size="10pt" fo:font-weight="bold" officeooo:paragraph-rsid="00257766" style:font-size-asian="10pt" style:font-weight-asian="bold" style:font-size-complex="10pt" style:font-weight-complex="bold"/>
    </style:style>
    <style:style style:name="P12" style:family="paragraph" style:parent-style-name="Standard">
      <style:paragraph-properties fo:line-height="100%" fo:text-align="justify" style:justify-single-word="false"/>
      <style:text-properties officeooo:paragraph-rsid="001c2b18"/>
    </style:style>
    <style:style style:name="P13" style:family="paragraph" style:parent-style-name="Standard">
      <style:paragraph-properties fo:line-height="150%" fo:text-align="justify" style:justify-single-word="false"/>
      <style:text-properties officeooo:rsid="0024772b" officeooo:paragraph-rsid="0024772b"/>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5" style:family="paragraph" style:parent-style-name="Standard">
      <style:paragraph-properties fo:margin-left="0cm" fo:margin-right="0cm" fo:line-height="150%" fo:text-indent="0cm" style:auto-text-indent="false"/>
      <style:text-properties style:font-name="Arial" fo:font-weight="bold" style:font-weight-asian="bold" style:font-weight-complex="bold"/>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272699" fo:background-color="#ffff00" loext:char-shading-value="0"/>
    </style:style>
    <style:style style:name="T4" style:family="text">
      <style:text-properties officeooo:rsid="00272699" fo:background-color="#ffff00" loext:char-shading-value="0"/>
    </style:style>
    <style:style style:name="T5" style:family="text">
      <style:text-properties style:font-name="Arial" fo:background-color="transparent" loext:char-shading-value="0"/>
    </style:style>
    <style:style style:name="T6" style:family="text">
      <style:text-properties fo:background-color="transparent" loext:char-shading-value="0"/>
    </style:style>
    <style:style style:name="T7" style:family="text">
      <style:text-properties officeooo:rsid="0023455d" fo:background-color="transparent" loext:char-shading-value="0"/>
    </style:style>
    <style:style style:name="T8" style:family="text">
      <style:text-properties officeooo:rsid="0023cb13" fo:background-color="transparent" loext:char-shading-value="0"/>
    </style:style>
    <style:style style:name="T9" style:family="text">
      <style:text-properties fo:font-size="10pt" style:font-size-asian="10pt" style:font-size-complex="10pt"/>
    </style:style>
    <style:style style:name="T10" style:family="text">
      <style:text-properties fo:font-size="10pt" fo:background-color="#ffff00" loext:char-shading-value="0" style:font-size-asian="10pt" style:font-size-complex="10pt"/>
    </style:style>
    <style:style style:name="T11" style:family="text">
      <style:text-properties officeooo:rsid="0021d781"/>
    </style:style>
    <style:style style:name="T12" style:family="text">
      <style:text-properties officeooo:rsid="0023455d"/>
    </style:style>
    <style:style style:name="T13" style:family="text">
      <style:text-properties officeooo:rsid="00257766"/>
    </style:style>
    <style:style style:name="T14" style:family="text">
      <style:text-properties fo:font-weight="bold" style:font-weight-asian="bold" style:font-weight-complex="bold"/>
    </style:style>
    <style:style style:name="T15" style:family="text">
      <style:text-properties fo:font-weight="bold" officeooo:rsid="0021d781" style:font-weight-asian="bold" style:font-weight-complex="bold"/>
    </style:style>
    <style:style style:name="T16" style:family="text">
      <style:text-properties fo:font-weight="bold" fo:background-color="transparent" loext:char-shading-value="0" style:font-weight-asian="bold" style:font-weight-complex="bold"/>
    </style:style>
    <style:style style:name="T17" style:family="text">
      <style:text-properties fo:font-weight="bold" officeooo:rsid="0023455d" fo:background-color="transparent" loext:char-shading-value="0" style:font-weight-asian="bold" style:font-weight-complex="bold"/>
    </style:style>
    <style:style style:name="T18" style:family="text">
      <style:text-properties officeooo:rsid="002726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1.3.3 uma rede de redes</text:p>
      <text:p text:style-name="P14"><text:tab/><text:tab/>Sistemas finais conectam-se à Internet por meio de um provedor local (ISP), que pode prover uma conectividade com ou sem fio, usando diversas tecnologias de acesso. Conectar usuários finais e provedores locais a um ISP é apenas uma fração do que é interligar os bilhões de sistemas finais que compõem a Internet. Isso é feito criando uma rede de redes, que transcorreu evoluindo para uma estrutura complexa.</text:p>
      <text:p text:style-name="P14"><text:tab/>Para entender a Internet atual, o autor propõem criar cinco estruturas de rede sendo cada uma aproximação melhor da Internet complexa que temos. A Estrutura de Rede 1, interconecta todos os ISPs de acesso a um único ISP de trânsito global imaginário (uma rede de roteadores e enlaces de comunicação e tem, pelo menos, um roteador próximo de cada um ISPs de acesso), que devido a sua extensão seria muito caro de se montar e para possuir lucro cobraria de cada um dos ISPs de acesso pela conectividade pensado na quantidade de tráfego trocado com o ISP global.</text:p>
      <text:p text:style-name="P14"><text:tab/>A Estrutura de Rede 2, é uma hierarquia de duas camadas com provedores de trânsito global residindo no nível superior e os ISPs de acesso no nível inferior. Em algumas regiões pode haver um ISP regional maior ao qual os ISPs regionais menores nessa região se conectam, então o ISP regional maior se conecta a um ISP de nível 1. Chamamos a essa hierarquia multinível, que ainda é apenas uma aproximação bruta da Internet de hoje, Estrutura de Rede 3.</text:p>
      <text:p text:style-name="P14"><text:tab/>A Estrutura de Rede 4 forma um ambiente consistido em ISPs de acesso, ISPs regionais, ISPs de nível 1, pontos de presença (PoPs), multi-homing, emparelhamento e <text:s/>pontos de troca da Internet (IXPs)</text:p>
      <text:p text:style-name="P14"><text:tab/>Já a Estrutura de Rede 5, que descreve a Internet de 2012 e se baseia no topo da Estrutura de Rede 4 acrescentando redes de provedor de conteúdo, onde centros de dados acomodam diversos servidores. Os centros de dados são todos interconectados por meio de uma rede TCP/IP privativa(só transporta tráfego de/para servidores), que se espalha pelo mundo, mas é separada da Internet pública. Criando sua própria rede, um provedor de conteúdo não apenas reduz seus pagamentos aos ISPs da camada mais alta, mas também tem maior controle de como seus serviços, por fim, são entregues aos usuários finais.</text:p>
      <text:p text:style-name="P8"><text:span text:style-name="T17"><text:tab/></text:span></text:p>
      <text:p text:style-name="P12"><text:span text:style-name="T9"><text:tab/></text:span></text:p>
      <text:p text:style-name="P5"><text:span text:style-name="T4">Do livro: </text:span>Resumindo, a topologia da Internet é complexa, consistindo em uma dúzia ou mais de ISPs de nível 1 e centenas de milhares de ISPs de níveis mais baixos. A cobertura dos ISPs é bastante diversificada; alguns abrangem vários continentes e oceanos e outros se limitam a pequenas regiões geográficas. Os ISPs de níveis mais baixos conectam-se a ISPs de níveis mais altos e estes se interconectam uns com os outros. Usuários e provedores de conteúdo são clientes de ISPs de níveis mais baixos e estes são clientes de ISPs de níveis mais altos. Nos últimos anos, os principais provedores de conteúdo também têm criado suas próprias redes e se conectam diretamente a ISPs de níveis mais baixos, quando possíve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HelveticaNeueLTPro-Bd" svg:font-family="HelveticaNeueLTPro-Bd" style:font-family-generic="roman" style:font-pitch="variable"/>
    <style:font-face style:name="Liberation Serif" svg:font-family="'Liberation Serif'" style:font-family-generic="roman" style:font-pitch="variable"/>
    <style:font-face style:name="MinionPro-Bold" svg:font-family="MinionPro-Bold" style:font-family-generic="roman" style:font-pitch="variable"/>
    <style:font-face style:name="MinionPro-BoldIt" svg:font-family="MinionPro-BoldIt" style:font-family-generic="roman" style:font-pitch="variable"/>
    <style:font-face style:name="MinionPro-It" svg:font-family="MinionPro-It" style:font-family-generic="roman" style:font-pitch="variable"/>
    <style:font-face style:name="MinionPro-Regular" svg:font-family="MinionPro-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5T09:36:47.407000000</meta:creation-date>
    <dc:date>2021-05-05T19:50:08.170000000</dc:date>
    <meta:editing-duration>PT1M31S</meta:editing-duration>
    <meta:editing-cycles>1</meta:editing-cycles>
    <meta:document-statistic meta:table-count="0" meta:image-count="0" meta:object-count="0" meta:page-count="1" meta:paragraph-count="9" meta:word-count="502" meta:character-count="2953" meta:non-whitespace-character-count="2448"/>
    <meta:generator>LibreOffice/7.1.2.2$Windows_X86_64 LibreOffice_project/8a45595d069ef5570103caea1b71cc9d82b2aae4</meta:generator>
  </office:meta>
</office:document-meta>
</file>